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ghp_M4GuzJjLfZn9HI0Dsfd56U88efgjCq2QOfw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0:35:21.160316357</meta:creation-date>
    <dc:date>2022-06-26T21:37:08.182531991</dc:date>
    <meta:editing-duration>PT33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